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eb3aa" officeooo:paragraph-rsid="002eb3aa"/>
    </style:style>
    <style:style style:name="P2" style:family="paragraph" style:parent-style-name="Text_20_body">
      <style:text-properties officeooo:rsid="00288acd" officeooo:paragraph-rsid="00288acd"/>
    </style:style>
    <style:style style:name="P3" style:family="paragraph" style:parent-style-name="Text_20_body">
      <style:text-properties officeooo:rsid="001f47ce" officeooo:paragraph-rsid="001f47ce"/>
    </style:style>
    <style:style style:name="P4" style:family="paragraph" style:parent-style-name="Text_20_body">
      <style:text-properties officeooo:rsid="001e05fb" officeooo:paragraph-rsid="001e05fb"/>
    </style:style>
    <style:style style:name="P5" style:family="paragraph" style:parent-style-name="Title">
      <style:text-properties officeooo:rsid="001e05fb" officeooo:paragraph-rsid="001e05fb"/>
    </style:style>
    <style:style style:name="P6" style:family="paragraph" style:parent-style-name="Standard" style:list-style-name="L1">
      <style:text-properties officeooo:rsid="002dbd30" officeooo:paragraph-rsid="002dbd30"/>
    </style:style>
    <style:style style:name="P7" style:family="paragraph" style:parent-style-name="Standard">
      <style:text-properties officeooo:paragraph-rsid="0039ee16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 style:list-style-name="L2"/>
    <style:style style:name="P10" style:family="paragraph" style:parent-style-name="Standard">
      <style:text-properties officeooo:paragraph-rsid="003ab6e0"/>
    </style:style>
    <style:style style:name="P11" style:family="paragraph" style:parent-style-name="Standard" style:list-style-name="L3">
      <style:text-properties officeooo:paragraph-rsid="003ab6e0"/>
    </style:style>
    <style:style style:name="P12" style:family="paragraph" style:parent-style-name="Standard" style:list-style-name="L3">
      <style:text-properties officeooo:rsid="003ab6e0" officeooo:paragraph-rsid="003ab6e0"/>
    </style:style>
    <style:style style:name="P13" style:family="paragraph" style:parent-style-name="Standard">
      <style:text-properties officeooo:rsid="003ab6e0" officeooo:paragraph-rsid="003ab6e0"/>
    </style:style>
    <style:style style:name="P14" style:family="paragraph" style:parent-style-name="Standard" style:list-style-name="L4">
      <style:text-properties officeooo:rsid="003ab6e0" officeooo:paragraph-rsid="003ab6e0"/>
    </style:style>
    <style:style style:name="P15" style:family="paragraph" style:parent-style-name="Standard" style:list-style-name="L5">
      <style:text-properties officeooo:rsid="003ab6e0" officeooo:paragraph-rsid="003ab6e0"/>
    </style:style>
    <style:style style:name="P16" style:family="paragraph" style:parent-style-name="Standard">
      <style:text-properties officeooo:rsid="003cc56e" officeooo:paragraph-rsid="003cc56e"/>
    </style:style>
    <style:style style:name="P17" style:family="paragraph" style:parent-style-name="Standard" style:list-style-name="L6">
      <style:text-properties officeooo:rsid="003cc56e" officeooo:paragraph-rsid="003cc56e"/>
    </style:style>
    <style:style style:name="P18" style:family="paragraph" style:parent-style-name="Heading">
      <style:text-properties officeooo:rsid="002eb3aa" officeooo:paragraph-rsid="002eb3aa"/>
    </style:style>
    <style:style style:name="T1" style:family="text">
      <style:text-properties officeooo:rsid="00288acd"/>
    </style:style>
    <style:style style:name="T2" style:family="text">
      <style:text-properties officeooo:rsid="002dbd30"/>
    </style:style>
    <style:style style:name="T3" style:family="text">
      <style:text-properties officeooo:rsid="0034e6df"/>
    </style:style>
    <style:style style:name="T4" style:family="text">
      <style:text-properties officeooo:rsid="0039ee16"/>
    </style:style>
    <style:style style:name="T5" style:family="text">
      <style:text-properties style:font-name="Courier New"/>
    </style:style>
    <style:style style:name="T6" style:family="text">
      <style:text-properties officeooo:rsid="003ab6e0"/>
    </style:style>
    <style:style style:name="T7" style:family="text">
      <style:text-properties officeooo:rsid="003b20c0"/>
    </style:style>
    <style:style style:name="T8" style:family="text">
      <style:text-properties officeooo:rsid="003cc56e"/>
    </style:style>
    <style:style style:name="T9" style:family="text">
      <style:text-properties officeooo:rsid="003d60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tokoll</text:p>
      <text:p text:style-name="P4"/>
      <text:p text:style-name="Standard">Datum: 2<text:span text:style-name="T2">8</text:span>.06.2016, 14:<text:span text:style-name="T2">35</text:span> – <text:span text:style-name="T4">16:50 Uhr</text:span></text:p>
      <text:p text:style-name="Standard">Autor: <text:span text:style-name="T2">Marcel Käufler</text:span></text:p>
      <text:h text:style-name="Heading_20_3" text:outline-level="3">Teilnehmer:</text:h>
      <text:p text:style-name="Standard">Antonia Pütz</text:p>
      <text:p text:style-name="Standard">Benedikt Schmeitz</text:p>
      <text:p text:style-name="Standard">Marcel Käufler</text:p>
      <text:p text:style-name="Standard">Simon Weber</text:p>
      <text:p text:style-name="Standard">Luisa Schuhmacher</text:p>
      <text:p text:style-name="P3"/>
      <text:h text:style-name="Heading_20_3" text:outline-level="3"><text:span text:style-name="T1">Geplante </text:span>Themen</text:h>
      <text:list xml:id="list3830478529398698876" text:style-name="L1">
        <text:list-item>
          <text:p text:style-name="P6">Fortschritte/<text:span text:style-name="T4">Probleme</text:span> der letzten Woche</text:p>
        </text:list-item>
        <text:list-item>
          <text:p text:style-name="P6">Besprechung Projekt<text:span text:style-name="T7">d</text:span>esign</text:p>
        </text:list-item>
        <text:list-item>
          <text:p text:style-name="P6">Aufgabenverteilung</text:p>
        </text:list-item>
      </text:list>
      <text:p text:style-name="P2"/>
      <text:p text:style-name="Heading">Probleme</text:p>
      <text:p text:style-name="P8">Push führte zu Build-Fail bei Travis:</text:p>
      <text:p text:style-name="P7">Grund: Travis hat mit jdk 1.7 gebaut, es war aber jdk 1.8 notwendig.</text:p>
      <text:p text:style-name="P7">Lösung: jvm in .travis.yml angegeben</text:p>
      <text:p text:style-name="P1"/>
      <text:p text:style-name="P8">Bei manchen Teammitgliedern führt das Bauen eines Eclipse Projekts mit <text:span text:style-name="T5">gradle eclipse</text:span> dazu, dass die Testfälle des Executors nicht mehr fehlerfrei laufen.</text:p>
      <text:p text:style-name="Standard">Grund: <text:span text:style-name="T4">Gradle erstellt auch die .classpath Datei, in welcher die zur Ausführung verwendete JRE <text:tab/>gesetzt ist. Dabei wird die standard Java SE 1.8 gesetzt. Da für das Ausführen „der <text:tab/>Bibliothek“ aber auch ein Java Compiler benötigt wird, muss in Eclipse anschließend wieder <text:tab/>das jdk1.8 ausgewählt werden.</text:span></text:p>
      <text:p text:style-name="Standard">Lösung: - offen -</text:p>
      <text:p text:style-name="Standard"/>
      <text:p text:style-name="P18">Vorstellung der <text:span text:style-name="T6">Fortschritte</text:span></text:p>
      <text:p text:style-name="Standard">Marcel:</text:p>
      <text:list xml:id="list8561586721551689393" text:style-name="L2">
        <text:list-item>
          <text:p text:style-name="P9">Exercise Klasse zur Darstellung von Übungen mit zugehörigen Klassen und Tests.</text:p>
        </text:list-item>
        <text:list-item>
          <text:p text:style-name="P9">CatalogDatasource zum Laden des Exercise-Katalogs aus einer XML Datei.</text:p>
        </text:list-item>
      </text:list>
      <text:p text:style-name="P10">Luisa:</text:p>
      <text:list xml:id="list2564854330965652858" text:style-name="L3">
        <text:list-item>
          <text:p text:style-name="P11">Executor Klasse zur Ausführung von <text:span text:style-name="T8">Code und </text:span>Testfällen <text:span text:style-name="T8">einer Exercise</text:span></text:p>
        </text:list-item>
        <text:list-item>
          <text:p text:style-name="P12">ExecutionResult als Rückgabetyp eines Kompilier- und Ausführungs-Versuches</text:p>
        </text:list-item>
      </text:list>
      <text:p text:style-name="P13">Antonia</text:p>
      <text:list xml:id="list8197312602501361848" text:style-name="L4">
        <text:list-item>
          <text:p text:style-name="P14">GUI Hauptfester mit Editor für Code und Testsfälle</text:p>
        </text:list-item>
      </text:list>
      <text:p text:style-name="P13">Benedikt, Simon</text:p>
      <text:list xml:id="list6101688593738052905" text:style-name="L5">
        <text:list-item>
          <text:p text:style-name="P15">Entwurf CRC Karten für Programmlogik</text:p>
        </text:list-item>
      </text:list>
      <text:p text:style-name="P13"/>
      <text:p text:style-name="Heading"><text:soft-page-break/>Besprechung Projektdesign</text:p>
      <text:p text:style-name="P16">Benötigte Komponenten:</text:p>
      <text:list xml:id="list7452628798261570244" text:style-name="L6">
        <text:list-item>
          <text:p text:style-name="P17">Logikklasse, welche entsprechend der aktuellen Phase Code und Tests ausführt und einen Status gibt ob in die nächste Phase fortgefahren werden kann</text:p>
        </text:list-item>
        <text:list-item>
          <text:p text:style-name="P17">Controller-Klasse für GUI Steuerung</text:p>
        </text:list-item>
        <text:list-item>
          <text:p text:style-name="P17">PhasenManager (verwaltet die aktuelle Phase und testet die aktuellen</text:p>
          <text:list>
            <text:list-item>
              <text:p text:style-name="P17">Interface erstellt um Implementierung der Komponenten von unterschiedlichen Projektmitgliedern zu ermöglichen</text:p>
            </text:list-item>
          </text:list>
        </text:list-item>
        <text:list-item>
          <text:p text:style-name="P17">TrackingManager für die Tracking Erweiterung</text:p>
        </text:list-item>
      </text:list>
      <text:p text:style-name="P16"/>
      <text:p text:style-name="P16">Diskussion über Strukturierung der Komponenten und deren Hierarchie.</text:p>
      <text:p text:style-name="P16">z.B. beim Auslösen eines Resets (zurückkehren zum Anfang des aktuellen Zyklus und Verwerfen aller Codeänderungen) durch GUI Button oder Babysteps Erweiterung nach abgelaufener Zeit:</text:p>
      <text:p text:style-name="P16">Welche Komponente ruft welche Funktion auf? <text:span text:style-name="T9">z.B. kein Aufruf von GUI Methoden aus tieferen Schichten. </text:span>Verwendung von Listenern / EventBus (https://github.com/google/guava/wiki/EventBusExplained)?</text:p>
      <text:p text:style-name="P16"/>
      <text:p text:style-name="Standard"/>
      <text:p text:style-name="Heading"><text:span text:style-name="T7">A</text:span>ufgabenverteilung</text:p>
      <text:p text:style-name="Standard">Luisa: PhaseManager implementation</text:p>
      <text:p text:style-name="Standard">Marcel: GUI Katalogauswahl</text:p>
      <text:p text:style-name="Standard">Antonia: <text:span text:style-name="T7">GUI und </text:span>Controller</text:p>
      <text:p text:style-name="Standard"><text:span text:style-name="T3">Benedikt</text:span>: <text:span text:style-name="T7">Erweiterung </text:span>Babysteps</text:p>
      <text:p text:style-name="Standard"><text:span text:style-name="T3">Simon</text:span>: <text:span text:style-name="T7">Erweiterung </text:span>Tracking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text-underline-style="solid" style:text-underline-width="auto" style:text-underline-color="font-color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a </meta:initial-creator>
    <meta:creation-date>2016-06-21T14:21:53.701916806</meta:creation-date>
    <dc:date>2016-06-28T20:44:36.768000000</dc:date>
    <meta:editing-duration>PT3H36M8S</meta:editing-duration>
    <meta:editing-cycles>23</meta:editing-cycles>
    <meta:generator>LibreOffice/5.0.5.2$Windows_x86 LibreOffice_project/55b006a02d247b5f7215fc6ea0fde844b30035b3</meta:generator>
    <meta:document-statistic meta:table-count="0" meta:image-count="0" meta:object-count="0" meta:page-count="2" meta:paragraph-count="47" meta:word-count="323" meta:character-count="2378" meta:non-whitespace-character-count="2112"/>
  </office:meta>
</office:document-meta>
</file>